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8mm"/>
    </style:style>
    <style:style style:name="co2" style:family="table-column">
      <style:table-column-properties fo:break-before="auto" style:column-width="33.18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32mm"/>
    </style:style>
    <style:style style:name="co5" style:family="table-column">
      <style:table-column-properties fo:break-before="auto" style:column-width="34.15mm"/>
    </style:style>
    <style:style style:name="co6" style:family="table-column">
      <style:table-column-properties fo:break-before="auto" style:column-width="49.62mm"/>
    </style:style>
    <style:style style:name="co7" style:family="table-column">
      <style:table-column-properties fo:break-before="auto" style:column-width="47.48mm"/>
    </style:style>
    <style:style style:name="co8" style:family="table-column">
      <style:table-column-properties fo:break-before="auto" style:column-width="48.44mm"/>
    </style:style>
    <style:style style:name="co9" style:family="table-column">
      <style:table-column-properties fo:break-before="auto" style:column-width="33.6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use-regular-expressions="false" table:use-wildcards="true"/>
      <table:table table:name="norm_results_experiment_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randomisedchattiness</text:p>
          </table:table-cell>
          <table:table-cell office:value-type="string" calcext:value-type="string">
            <text:p>globalchattiness</text:p>
          </table:table-cell>
          <table:table-cell office:value-type="string" calcext:value-type="string">
            <text:p>dropouts_mvl</text:p>
          </table:table-cell>
          <table:table-cell office:value-type="string" calcext:value-type="string">
            <text:p>ms_t_mvl</text:p>
          </table:table-cell>
          <table:table-cell office:value-type="string" calcext:value-type="string">
            <text:p>nc_t_mvl</text:p>
          </table:table-cell>
          <table:table-cell office:value-type="string" calcext:value-type="string">
            <text:p>totalcomments_mvl</text:p>
          </table:table-cell>
          <table:table-cell office:value-type="string" calcext:value-type="string">
            <text:p>totalmembershipstrength_mv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05" calcext:value-type="float">
            <text:p>0.05</text:p>
          </table:table-cell>
          <table:table-cell office:value-type="float" office:value="-5.08682405917829" calcext:value-type="float">
            <text:p>-5.08682405917829</text:p>
          </table:table-cell>
          <table:table-cell office:value-type="float" office:value="-5.1758406465854" calcext:value-type="float">
            <text:p>-5.1758406465854</text:p>
          </table:table-cell>
          <table:table-cell office:value-type="float" office:value="-5.43014082620862" calcext:value-type="float">
            <text:p>-5.43014082620862</text:p>
          </table:table-cell>
          <table:table-cell office:value-type="float" office:value="-3.89901423523641" calcext:value-type="float">
            <text:p>-3.89901423523641</text:p>
          </table:table-cell>
          <table:table-cell office:value-type="float" office:value="-3.81877535007737" calcext:value-type="float">
            <text:p>-3.818775350077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float" office:value="-2.76887462097269" calcext:value-type="float">
            <text:p>-2.76887462097269</text:p>
          </table:table-cell>
          <table:table-cell office:value-type="float" office:value="-77.981107154704" calcext:value-type="float">
            <text:p>-77.981107154704</text:p>
          </table:table-cell>
          <table:table-cell office:value-type="float" office:value="-0.329231411411665" calcext:value-type="float">
            <text:p>-0.329231411411665</text:p>
          </table:table-cell>
          <table:table-cell office:value-type="float" office:value="1.16682114868126" calcext:value-type="float">
            <text:p>1.16682114868126</text:p>
          </table:table-cell>
          <table:table-cell office:value-type="float" office:value="1.55669161318275" calcext:value-type="float">
            <text:p>1.55669161318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05" calcext:value-type="float">
            <text:p>0.05</text:p>
          </table:table-cell>
          <table:table-cell office:value-type="float" office:value="-6.8215368418012" calcext:value-type="float">
            <text:p>-6.8215368418012</text:p>
          </table:table-cell>
          <table:table-cell office:value-type="float" office:value="-11.7904103114361" calcext:value-type="float">
            <text:p>-11.7904103114361</text:p>
          </table:table-cell>
          <table:table-cell office:value-type="float" office:value="-5.43124477972826" calcext:value-type="float">
            <text:p>-5.43124477972826</text:p>
          </table:table-cell>
          <table:table-cell office:value-type="float" office:value="-2.84107834148661" calcext:value-type="float">
            <text:p>-2.84107834148661</text:p>
          </table:table-cell>
          <table:table-cell office:value-type="float" office:value="-3.9489807221405" calcext:value-type="float">
            <text:p>-3.9489807221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</text:p>
          </table:table-cell>
          <table:table-cell office:value-type="float" office:value="-1.44599761096244" calcext:value-type="float">
            <text:p>-1.44599761096244</text:p>
          </table:table-cell>
          <table:table-cell office:value-type="float" office:value="-88.0906932335621" calcext:value-type="float">
            <text:p>-88.0906932335621</text:p>
          </table:table-cell>
          <table:table-cell office:value-type="float" office:value="0.112693918159295" calcext:value-type="float">
            <text:p>0.112693918159295</text:p>
          </table:table-cell>
          <table:table-cell office:value-type="float" office:value="-1.82284299388855" calcext:value-type="float">
            <text:p>-1.82284299388855</text:p>
          </table:table-cell>
          <table:table-cell office:value-type="float" office:value="-1.8246728391107" calcext:value-type="float">
            <text:p>-1.8246728391107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randomisedchattiness</text:p>
          </table:table-cell>
          <table:table-cell office:value-type="string" calcext:value-type="string">
            <text:p>globalchattiness</text:p>
          </table:table-cell>
          <table:table-cell office:value-type="string" calcext:value-type="string">
            <text:p>dropouts_hvm</text:p>
          </table:table-cell>
          <table:table-cell office:value-type="string" calcext:value-type="string">
            <text:p>ms_t_hvm</text:p>
          </table:table-cell>
          <table:table-cell office:value-type="string" calcext:value-type="string">
            <text:p>nc_t_hvm</text:p>
          </table:table-cell>
          <table:table-cell office:value-type="string" calcext:value-type="string">
            <text:p>totalcomments_hvm</text:p>
          </table:table-cell>
          <table:table-cell office:value-type="string" calcext:value-type="string">
            <text:p>totalmembershipstrength_hv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05" calcext:value-type="float">
            <text:p>0.05</text:p>
          </table:table-cell>
          <table:table-cell office:value-type="float" office:value="-15.7409077679225" calcext:value-type="float">
            <text:p>-15.7409077679225</text:p>
          </table:table-cell>
          <table:table-cell office:value-type="float" office:value="-74.2822936144969" calcext:value-type="float">
            <text:p>-74.2822936144969</text:p>
          </table:table-cell>
          <table:table-cell office:value-type="float" office:value="-85.1848869395036" calcext:value-type="float">
            <text:p>-85.1848869395036</text:p>
          </table:table-cell>
          <table:table-cell office:value-type="float" office:value="-15.3563986421114" calcext:value-type="float">
            <text:p>-15.3563986421114</text:p>
          </table:table-cell>
          <table:table-cell office:value-type="float" office:value="-16.8456499770394" calcext:value-type="float">
            <text:p>-16.84564997703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float" office:value="-16.5608687693381" calcext:value-type="float">
            <text:p>-16.5608687693381</text:p>
          </table:table-cell>
          <table:table-cell office:value-type="float" office:value="-42.6183987585865" calcext:value-type="float">
            <text:p>-42.6183987585865</text:p>
          </table:table-cell>
          <table:table-cell office:value-type="float" office:value="-38.8278844121671" calcext:value-type="float">
            <text:p>-38.8278844121671</text:p>
          </table:table-cell>
          <table:table-cell office:value-type="float" office:value="-12.54051478489" calcext:value-type="float">
            <text:p>-12.54051478489</text:p>
          </table:table-cell>
          <table:table-cell office:value-type="float" office:value="-13.5759784410804" calcext:value-type="float">
            <text:p>-13.5759784410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05" calcext:value-type="float">
            <text:p>0.05</text:p>
          </table:table-cell>
          <table:table-cell office:value-type="float" office:value="-16.248271886123" calcext:value-type="float">
            <text:p>-16.248271886123</text:p>
          </table:table-cell>
          <table:table-cell office:value-type="float" office:value="-69.6827361857936" calcext:value-type="float">
            <text:p>-69.6827361857936</text:p>
          </table:table-cell>
          <table:table-cell office:value-type="float" office:value="-72.5040056095479" calcext:value-type="float">
            <text:p>-72.5040056095479</text:p>
          </table:table-cell>
          <table:table-cell office:value-type="float" office:value="-14.6893637496261" calcext:value-type="float">
            <text:p>-14.6893637496261</text:p>
          </table:table-cell>
          <table:table-cell office:value-type="float" office:value="-15.5187598318598" calcext:value-type="float">
            <text:p>-15.51875983185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</text:p>
          </table:table-cell>
          <table:table-cell office:value-type="float" office:value="-15.6767913115468" calcext:value-type="float">
            <text:p>-15.6767913115468</text:p>
          </table:table-cell>
          <table:table-cell office:value-type="float" office:value="-45.229579633261" calcext:value-type="float">
            <text:p>-45.229579633261</text:p>
          </table:table-cell>
          <table:table-cell office:value-type="float" office:value="-41.6648640307793" calcext:value-type="float">
            <text:p>-41.6648640307793</text:p>
          </table:table-cell>
          <table:table-cell office:value-type="float" office:value="-4.34264182730295" calcext:value-type="float">
            <text:p>-4.34264182730295</text:p>
          </table:table-cell>
          <table:table-cell office:value-type="float" office:value="-5.37978420877097" calcext:value-type="float">
            <text:p>-5.37978420877097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randomisedchattiness</text:p>
          </table:table-cell>
          <table:table-cell office:value-type="string" calcext:value-type="string">
            <text:p>globalchattiness</text:p>
          </table:table-cell>
          <table:table-cell office:value-type="string" calcext:value-type="string">
            <text:p>dropouts_hvl</text:p>
          </table:table-cell>
          <table:table-cell office:value-type="string" calcext:value-type="string">
            <text:p>ms-t_hvl</text:p>
          </table:table-cell>
          <table:table-cell office:value-type="string" calcext:value-type="string">
            <text:p>nc_t_hvl</text:p>
          </table:table-cell>
          <table:table-cell office:value-type="string" calcext:value-type="string">
            <text:p>totalcomments_hvl</text:p>
          </table:table-cell>
          <table:table-cell office:value-type="string" calcext:value-type="string">
            <text:p>totalmembershipstrength_hv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05" calcext:value-type="float">
            <text:p>0.05</text:p>
          </table:table-cell>
          <table:table-cell office:value-type="float" office:value="-16.8668786677295" calcext:value-type="float">
            <text:p>-16.8668786677295</text:p>
          </table:table-cell>
          <table:table-cell office:value-type="float" office:value="79.1410225212001" calcext:value-type="float">
            <text:p>79.1410225212001</text:p>
          </table:table-cell>
          <table:table-cell office:value-type="float" office:value="-75.3350529909452" calcext:value-type="float">
            <text:p>-75.3350529909452</text:p>
          </table:table-cell>
          <table:table-cell office:value-type="float" office:value="-16.9134157925108" calcext:value-type="float">
            <text:p>-16.9134157925108</text:p>
          </table:table-cell>
          <table:table-cell office:value-type="float" office:value="-19.2934234383997" calcext:value-type="float">
            <text:p>-19.29342343839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float" office:value="-16.9236676378316" calcext:value-type="float">
            <text:p>-16.9236676378316</text:p>
          </table:table-cell>
          <table:table-cell office:value-type="float" office:value="117.892534411533" calcext:value-type="float">
            <text:p>117.892534411533</text:p>
          </table:table-cell>
          <table:table-cell office:value-type="float" office:value="-5.69095014732894" calcext:value-type="float">
            <text:p>-5.69095014732894</text:p>
          </table:table-cell>
          <table:table-cell office:value-type="float" office:value="-12.643348065761" calcext:value-type="float">
            <text:p>-12.643348065761</text:p>
          </table:table-cell>
          <table:table-cell office:value-type="float" office:value="-13.0965279759147" calcext:value-type="float">
            <text:p>-13.0965279759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05" calcext:value-type="float">
            <text:p>0.05</text:p>
          </table:table-cell>
          <table:table-cell office:value-type="float" office:value="-17.470695451789" calcext:value-type="float">
            <text:p>-17.470695451789</text:p>
          </table:table-cell>
          <table:table-cell office:value-type="float" office:value="83.6415655591559" calcext:value-type="float">
            <text:p>83.6415655591559</text:p>
          </table:table-cell>
          <table:table-cell office:value-type="float" office:value="-54.1112637944097" calcext:value-type="float">
            <text:p>-54.1112637944097</text:p>
          </table:table-cell>
          <table:table-cell office:value-type="float" office:value="-15.8056534279924" calcext:value-type="float">
            <text:p>-15.8056534279924</text:p>
          </table:table-cell>
          <table:table-cell office:value-type="float" office:value="-17.2814330603609" calcext:value-type="float">
            <text:p>-17.2814330603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</text:p>
          </table:table-cell>
          <table:table-cell office:value-type="float" office:value="-15.7886653928449" calcext:value-type="float">
            <text:p>-15.7886653928449</text:p>
          </table:table-cell>
          <table:table-cell office:value-type="float" office:value="142.289511424317" calcext:value-type="float">
            <text:p>142.289511424317</text:p>
          </table:table-cell>
          <table:table-cell office:value-type="float" office:value="-4.90700793169084" calcext:value-type="float">
            <text:p>-4.90700793169084</text:p>
          </table:table-cell>
          <table:table-cell office:value-type="float" office:value="-5.9427355384352" calcext:value-type="float">
            <text:p>-5.9427355384352</text:p>
          </table:table-cell>
          <table:table-cell office:value-type="float" office:value="-6.9138703707866" calcext:value-type="float">
            <text:p>-6.9138703707866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norm_results_experiment_1.A1:norm_results_experiment_1.L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31T11:28:10.102857000</dc:date>
    <dc:creator>Alberto Cottica</dc:creator>
    <meta:editing-duration>PT31M41S</meta:editing-duration>
    <meta:editing-cycles>1</meta:editing-cycles>
    <meta:document-statistic meta:table-count="1" meta:cell-count="105" meta:object-count="0"/>
    <meta:generator>LibreOffice/5.4.0.3$MacOSX_X86_64 LibreOffice_project/7556cbc6811c9d992f4064ab9287069087d7f62c</meta:generator>
  </office:meta>
</office:document-meta>
</file>